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Problème de la canne à pêche :</text:p>
        <text:p text:style-name="Standard"/>
        <text:p text:style-name="Standard">La canne à pêche est un des deux outils de pêche à la disponnibilité du pêcheur afin de remplir son sac. Cepndant, à l'heure actuel elle présente des problèmes au niveau de la gestion d'événement en SDL : impossible de pêcher plus d'une fois par partie. De plus, la deuxième fois bloque carrémment le jeu. Néanmoins, elle fonctionne plutôt bien lors de sa première utilisation.</text:p>
        <text:p text:style-name="Standard"/>
        <text:p text:style-name="Standard">L'implémentation du multi-pêcheur :</text:p>
        <text:p text:style-name="Standard"/>
        <text:p text:style-name="Standard">Le mode pêcheur solo fonctionnant parfaitement, nous avons pensé à implémenter le mode multi-pêcheur, mais étant donné que nous y avions pas pensé au début, nous avions besoin de temps afin de l'implémenter, un temps qu'on a pas pu se procurer.</text:p>
        <text:p text:style-name="Standard"/>
        <text:p text:style-name="Standard">Quelques bugs au niveau de la mémoire :</text:p>
        <text:p text:style-name="Standard"/>
        <text:p text:style-name="Standard">Nous pouvons déceler la présence de quelque bugs au niveau de la mémoire notamment lors de la fermeture du programme, mais rien de grave puisque cela ne gêne aucunement le déroulement de la partie que ce soit en cas de victoire du pêcheur ou de son respawn.</text:p>
        <text:p text:style-name="Standard"/>
        <text:p text:style-name="Standard">Le mode FF (Fish Flag) :</text:p>
        <text:p text:style-name="Standard"/>
        <text:p text:style-name="Standard">Mode de jeu que nous voulions implémenter. Il consiste à placer un drapeau au milieu de la carte, et les pêcheurs doivent parcourir la carte afin de le prendre et l'emmener dans leur camp. Le premier pêcheur qui y arrive sans mourir est le grand gagnant du mode.</text:p>
        <text:p text:style-name="Standard"/>
        <text:p text:style-name="Standard">Configurations et autre améliorations amusantes :</text:p>
        <text:p text:style-name="Standard"/>
        <text:p text:style-name="Standard">Nous avons également pensé à d'autres améliorations du jeu comme la mise en place d'un système de niveau de difficulté pour le pêcheur : plus il est elevé plus le pêcheur meurt vite et pêche moins. Ou encore proposer divers configurations de jeu avec différentes espèces qui survivent en fonction du choix du joueur : par exemple le pêcheur peut choisir de jouer qu'avec des baleines et des requins, lui doit pêcher un maximum de baleines, et les requins peuvrny manger les baleines et le pêcheur. Cela pourrait emmener à un mode survival où le pêche doit pêcher un certain nombre de baleines dans le temps imparti sans mourir par exemp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45cm"/>
    </style:default-style>
    <style:style style:family="paragraph" style:name="Caption" style:display-name="Caption" style:parent-style-name="Standard" style:next-style-name="Caption">
      <style:paragraph-properties fo:margin-top="0.212cm" fo:margin-bottom="0.212cm"/>
      <style:text-properties fo:font-size="12pt" fo:font-style="italic"/>
    </style:style>
    <style:style style:family="paragraph" style:name="Text-body" style:display-name="Text body" style:parent-style-name="Standard" style:next-style-name="Text-body">
      <style:paragraph-properties fo:margin-top="0cm" fo:margin-bottom="0.212cm"/>
    </style:style>
    <style:style style:family="paragraph" style:name="Normal" style:display-name="Normal">
      <style:paragraph-properties style:writing-mode="lr"/>
      <style:text-properties style:font-name="Times New Roman" fo:font-size="12pt" fo:language="de" fo:country="DE"/>
    </style:style>
    <style:style style:family="paragraph" style:name="Heading" style:display-name="Heading" style:parent-style-name="Standard" style:next-style-name="Text-body">
      <style:paragraph-properties fo:margin-top="0.423cm" fo:margin-bottom="0.212cm" fo:keep-with-next="always"/>
      <style:text-properties style:font-name="Arial" fo:font-size="14pt"/>
    </style:style>
    <style:style style:family="paragraph" style:name="Standard" style:display-name="Standard" style:next-style-name="Standard"/>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mine Maddah</dc:creator>
    <meta:creation-date>2009-04-16T11:32:02.64</meta:creation-date>
    <dc:date>2015-02-02T22:59:57.90</dc:date>
  </office:meta>
</office:document-meta>
</file>